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2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216f"/>
    </style:style>
    <style:style style:name="ce2" style:family="table-cell" style:parent-style-name="Default">
      <style:table-cell-properties fo:border-bottom="0.06pt solid #000000" fo:background-color="#99ff66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ce7" style:family="table-cell" style:parent-style-name="Default">
      <style:table-cell-properties fo:border-bottom="0.06pt solid #000000" fo:background-color="#99ff66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ackground-color="#99ff66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ackground-color="#99ff66" fo:wrap-option="wrap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none" fo:background-color="#99ff66" fo:wrap-option="wrap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ce19" style:family="table-cell" style:parent-style-name="Default">
      <style:table-cell-properties fo:border-bottom="none" fo:background-color="#99ff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ce20" style:family="table-cell" style:parent-style-name="Default">
      <style:table-cell-properties fo:border-bottom="none" fo:wrap-option="wrap" fo:border-left="none" fo:border-right="none" fo:border-top="0.06pt solid #000000"/>
    </style:style>
    <style:style style:name="ce21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99ff6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1" table:number-columns-repeated="2" table:default-cell-style-name="ce12"/>
        <table:table-column table:style-name="co2" table:default-cell-style-name="ce12"/>
        <table:table-column table:style-name="co1" table:default-cell-style-name="ce8"/>
        <table:table-column table:style-name="co1" table:number-columns-repeated="2" table:default-cell-style-name="ce12"/>
        <table:table-column table:style-name="co3" table:default-cell-style-name="ce23"/>
        <table:table-column table:style-name="co1" table:number-columns-repeated="3" table:default-cell-style-name="ce12"/>
        <table:table-column table:style-name="co4" table:default-cell-style-name="ce23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nsenet-Siamese with 0.9491 AUC</text:p>
          </table:table-cell>
          <table:covered-table-cell table:number-columns-repeated="3" table:style-name="ce5"/>
          <table:table-cell table:style-name="ce18" office:value-type="string" calcext:value-type="string" table:number-columns-spanned="4" table:number-rows-spanned="1">
            <text:p>Densenet-Siamese with 0.9497 AUC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Densenet-Siamese with 0.9524 AUC</text:p>
          </table:table-cell>
          <table:covered-table-cell table:number-columns-repeated="2" table:style-name="ce20"/>
          <table:covered-table-cell table:style-name="ce21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7" office:value-type="string" calcext:value-type="string">
            <text:p>Without</text:p>
          </table:table-cell>
          <table:table-cell table:style-name="ce2" office:value-type="string" calcext:value-type="string">
            <text:p>Mean (20)</text:p>
          </table:table-cell>
          <table:table-cell table:style-name="ce2" office:value-type="string" calcext:value-type="string">
            <text:p>Std(20)</text:p>
          </table:table-cell>
          <table:table-cell table:style-name="ce2" office:value-type="string" calcext:value-type="string">
            <text:p>Ground truth (1=matching)</text:p>
          </table:table-cell>
          <table:table-cell table:style-name="ce7" office:value-type="string" calcext:value-type="string">
            <text:p>Without</text:p>
          </table:table-cell>
          <table:table-cell table:style-name="ce2" office:value-type="string" calcext:value-type="string">
            <text:p>Mean (20)</text:p>
          </table:table-cell>
          <table:table-cell table:style-name="ce2" office:value-type="string" calcext:value-type="string">
            <text:p>Std(20)</text:p>
          </table:table-cell>
          <table:table-cell table:style-name="ce22" office:value-type="string" calcext:value-type="string">
            <text:p>Ground truth (1=matching)</text:p>
          </table:table-cell>
          <table:table-cell table:style-name="ce7" office:value-type="string" calcext:value-type="string">
            <text:p>Without</text:p>
          </table:table-cell>
          <table:table-cell table:style-name="ce2" office:value-type="string" calcext:value-type="string">
            <text:p>Mean (20)</text:p>
          </table:table-cell>
          <table:table-cell table:style-name="ce2" office:value-type="string" calcext:value-type="string">
            <text:p>Std(20)</text:p>
          </table:table-cell>
          <table:table-cell table:style-name="ce22" office:value-type="string" calcext:value-type="string">
            <text:p>Ground truth (1=matching)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0.173" calcext:value-type="float">
            <text:p>0.17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office:value-type="float" office:value="0.775" calcext:value-type="float">
            <text:p>0.775</text:p>
          </table:table-cell>
          <table:table-cell office:value-type="float" office:value="0.195" calcext:value-type="float">
            <text:p>0.195</text:p>
          </table:table-cell>
          <table:table-cell office:value-type="float" office:value="1" calcext:value-type="float">
            <text:p>1</text:p>
          </table:table-cell>
          <table:table-cell office:value-type="float" office:value="0.224" calcext:value-type="float">
            <text:p>0.224</text:p>
          </table:table-cell>
          <table:table-cell office:value-type="float" office:value="0.819" calcext:value-type="float">
            <text:p>0.819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float" office:value="0.498" calcext:value-type="float">
            <text:p>0.498</text:p>
          </table:table-cell>
          <table:table-cell office:value-type="float" office:value="0.595" calcext:value-type="float">
            <text:p>0.595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599" calcext:value-type="float">
            <text:p>0.599</text:p>
          </table:table-cell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0.549" calcext:value-type="float">
            <text:p>0.549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float" office:value="0.255" calcext:value-type="float">
            <text:p>0.255</text:p>
          </table:table-cell>
          <table:table-cell office:value-type="float" office:value="0.18" calcext:value-type="float">
            <text:p>0.18</text:p>
          </table:table-cell>
          <table:table-cell office:value-type="float" office:value="0.126" calcext:value-type="float">
            <text:p>0.12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float" office:value="0.644" calcext:value-type="float">
            <text:p>0.644</text:p>
          </table:table-cell>
          <table:table-cell office:value-type="float" office:value="0.953" calcext:value-type="float">
            <text:p>0.953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0.678" calcext:value-type="float">
            <text:p>0.67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 office:value-type="float" office:value="0.499" calcext:value-type="float">
            <text:p>0.49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92" calcext:value-type="float">
            <text:p>0.09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float" office:value="0.568" calcext:value-type="float">
            <text:p>0.568</text:p>
          </table:table-cell>
          <table:table-cell office:value-type="float" office:value="0.935" calcext:value-type="float">
            <text:p>0.935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office:value-type="float" office:value="0.466" calcext:value-type="float">
            <text:p>0.466</text:p>
          </table:table-cell>
          <table:table-cell office:value-type="float" office:value="0.647" calcext:value-type="float">
            <text:p>0.647</text:p>
          </table:table-cell>
          <table:table-cell office:value-type="float" office:value="0.257" calcext:value-type="float">
            <text:p>0.257</text:p>
          </table:table-cell>
          <table:table-cell office:value-type="float" office:value="1" calcext:value-type="float">
            <text:p>1</text:p>
          </table:table-cell>
          <table:table-cell office:value-type="float" office:value="0.403" calcext:value-type="float">
            <text:p>0.403</text:p>
          </table:table-cell>
          <table:table-cell office:value-type="float" office:value="0.838" calcext:value-type="float">
            <text:p>0.838</text:p>
          </table:table-cell>
          <table:table-cell office:value-type="float" office:value="0.117" calcext:value-type="float">
            <text:p>0.1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float" office:value="0.327" calcext:value-type="float">
            <text:p>0.3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18" calcext:value-type="float">
            <text:p>0.11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28" calcext:value-type="float">
            <text:p>0.428</text:p>
          </table:table-cell>
          <table:table-cell office:value-type="float" office:value="0.372" calcext:value-type="float">
            <text:p>0.372</text:p>
          </table:table-cell>
          <table:table-cell office:value-type="float" office:value="1" calcext:value-type="float">
            <text:p>1</text:p>
          </table:table-cell>
          <table:table-cell office:value-type="float" office:value="0.238" calcext:value-type="float">
            <text:p>0.238</text:p>
          </table:table-cell>
          <table:table-cell office:value-type="float" office:value="0.947" calcext:value-type="float">
            <text:p>0.947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office:value-type="float" office:value="0.522" calcext:value-type="float">
            <text:p>0.522</text:p>
          </table:table-cell>
          <table:table-cell office:value-type="float" office:value="0.277" calcext:value-type="float">
            <text:p>0.27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1" calcext:value-type="float">
            <text:p>0.31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office:value-type="float" office:value="0.112" calcext:value-type="float">
            <text:p>0.11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0.356" calcext:value-type="float">
            <text:p>0.356</text:p>
          </table:table-cell>
          <table:table-cell office:value-type="float" office:value="0.192" calcext:value-type="float">
            <text:p>0.19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float" office:value="0.466" calcext:value-type="float">
            <text:p>0.466</text:p>
          </table:table-cell>
          <table:table-cell office:value-type="float" office:value="0.927" calcext:value-type="float">
            <text:p>0.927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0.496" calcext:value-type="float">
            <text:p>0.496</text:p>
          </table:table-cell>
          <table:table-cell office:value-type="float" office:value="0.695" calcext:value-type="float">
            <text:p>0.695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 office:value-type="float" office:value="0.508" calcext:value-type="float">
            <text:p>0.508</text:p>
          </table:table-cell>
          <table:table-cell office:value-type="float" office:value="0.902" calcext:value-type="float">
            <text:p>0.902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float" office:value="0.711" calcext:value-type="float">
            <text:p>0.711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6" calcext:value-type="float">
            <text:p>0.316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0.686" calcext:value-type="float">
            <text:p>0.686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0.422" calcext:value-type="float">
            <text:p>0.422</text:p>
          </table:table-cell>
          <table:table-cell office:value-type="float" office:value="0.82" calcext:value-type="float">
            <text:p>0.82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float" office:value="0.118" calcext:value-type="float">
            <text:p>0.118</text:p>
          </table:table-cell>
          <table:table-cell office:value-type="float" office:value="0.486" calcext:value-type="float">
            <text:p>0.486</text:p>
          </table:table-cell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5" calcext:value-type="float">
            <text:p>0.145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471" calcext:value-type="float">
            <text:p>0.471</text:p>
          </table:table-cell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4" calcext:value-type="float">
            <text:p>0.414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float" office:value="0.205" calcext:value-type="float">
            <text:p>0.205</text:p>
          </table:table-cell>
          <table:table-cell office:value-type="float" office:value="0.794" calcext:value-type="float">
            <text:p>0.794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15" calcext:value-type="float">
            <text:p>0.15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3" calcext:value-type="float">
            <text:p>1013</text:p>
          </table:table-cell>
          <table:table-cell office:value-type="float" office:value="0.366" calcext:value-type="float">
            <text:p>0.366</text:p>
          </table:table-cell>
          <table:table-cell office:value-type="float" office:value="0.74" calcext:value-type="float">
            <text:p>0.74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879" calcext:value-type="float">
            <text:p>0.879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73" calcext:value-type="float">
            <text:p>0.573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36" calcext:value-type="float">
            <text:p>0.36</text:p>
          </table:table-cell>
          <table:table-cell office:value-type="float" office:value="0.307" calcext:value-type="float">
            <text:p>0.307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442" calcext:value-type="float">
            <text:p>0.442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252" calcext:value-type="float">
            <text:p>0.252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382" calcext:value-type="float">
            <text:p>0.382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float" office:value="0.235" calcext:value-type="float">
            <text:p>0.23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248" calcext:value-type="float">
            <text:p>0.248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4" office:value-type="float" office:value="1019" calcext:value-type="float">
            <text:p>1019</text:p>
          </table:table-cell>
          <table:table-cell table:style-name="ce9" office:value-type="float" office:value="0.006" calcext:value-type="float">
            <text:p>0.006</text:p>
          </table:table-cell>
          <table:table-cell table:style-name="ce13" office:value-type="float" office:value="0.024" calcext:value-type="float">
            <text:p>0.024</text:p>
          </table:table-cell>
          <table:table-cell table:style-name="ce13" office:value-type="float" office:value="0.037" calcext:value-type="float">
            <text:p>0.037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3" office:value-type="float" office:value="0.056" calcext:value-type="float">
            <text:p>0.056</text:p>
          </table:table-cell>
          <table:table-cell table:style-name="ce13" office:value-type="float" office:value="0.091" calcext:value-type="float">
            <text:p>0.091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0.017" calcext:value-type="float">
            <text:p>0.017</text:p>
          </table:table-cell>
          <table:table-cell table:style-name="ce13" office:value-type="float" office:value="0.086" calcext:value-type="float">
            <text:p>0.086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4" table:number-rows-repeated="2">
          <table:table-cell table:style-name="ce5" table:number-columns-repeated="13"/>
        </table:table-row>
        <table:table-row table:style-name="ro5">
          <table:table-cell table:style-name="ce1"/>
          <table:table-cell table:style-name="ce10" office:value-type="string" calcext:value-type="string" table:number-columns-spanned="4" table:number-rows-spanned="1">
            <text:p>Contrastive loss 0.947 AUC <text:span text:style-name="T1">Dropout 0.2</text:span></text:p>
          </table:table-cell>
          <table:covered-table-cell table:number-columns-repeated="2" table:style-name="ce14"/>
          <table:covered-table-cell table:style-name="ce16"/>
          <table:table-cell table:style-name="ce19" office:value-type="string" calcext:value-type="string" table:number-columns-spanned="4" table:number-rows-spanned="1">
            <text:p>Contrastive loss 0.949 AUC <text:span text:style-name="T1">Dropout 0.4</text:span></text:p>
          </table:table-cell>
          <table:covered-table-cell table:number-columns-repeated="2" table:style-name="ce14"/>
          <table:covered-table-cell table:style-name="ce16"/>
          <table:table-cell table:style-name="ce19" office:value-type="string" calcext:value-type="string" table:number-columns-spanned="4" table:number-rows-spanned="1">
            <text:p>Contrastive loss with 0.95 AUC <text:span text:style-name="T1">Dropout 0.6</text:span></text:p>
          </table:table-cell>
          <table:covered-table-cell table:number-columns-repeated="2" table:style-name="ce14"/>
          <table:covered-table-cell table:style-name="ce16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11" office:value-type="string" calcext:value-type="string">
            <text:p>Without</text:p>
          </table:table-cell>
          <table:table-cell table:style-name="ce15" office:value-type="string" calcext:value-type="string">
            <text:p>Mean (20)</text:p>
          </table:table-cell>
          <table:table-cell table:style-name="ce15" office:value-type="string" calcext:value-type="string">
            <text:p>Std(20)</text:p>
          </table:table-cell>
          <table:table-cell table:style-name="ce17" office:value-type="string" calcext:value-type="string">
            <text:p>Ground truth (0=matching)</text:p>
          </table:table-cell>
          <table:table-cell table:style-name="ce11" office:value-type="string" calcext:value-type="string">
            <text:p>Without</text:p>
          </table:table-cell>
          <table:table-cell table:style-name="ce15" office:value-type="string" calcext:value-type="string">
            <text:p>Mean (20)</text:p>
          </table:table-cell>
          <table:table-cell table:style-name="ce15" office:value-type="string" calcext:value-type="string">
            <text:p>Std(20)</text:p>
          </table:table-cell>
          <table:table-cell table:style-name="ce17" office:value-type="string" calcext:value-type="string">
            <text:p>Ground truth (0=matching)</text:p>
          </table:table-cell>
          <table:table-cell table:style-name="ce11" office:value-type="string" calcext:value-type="string">
            <text:p>Without</text:p>
          </table:table-cell>
          <table:table-cell table:style-name="ce15" office:value-type="string" calcext:value-type="string">
            <text:p>Mean (20)</text:p>
          </table:table-cell>
          <table:table-cell table:style-name="ce15" office:value-type="string" calcext:value-type="string">
            <text:p>Std(20)</text:p>
          </table:table-cell>
          <table:table-cell table:style-name="ce17" office:value-type="string" calcext:value-type="string">
            <text:p>Ground truth (0=matching)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1.44" calcext:value-type="float">
            <text:p>1.44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.561" calcext:value-type="float">
            <text:p>1.561</text:p>
          </table:table-cell>
          <table:table-cell office:value-type="float" office:value="0.15" calcext:value-type="float">
            <text:p>0.15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336" calcext:value-type="float">
            <text:p>0.336</text:p>
          </table:table-cell>
          <table:table-cell office:value-type="float" office:value="1.75" calcext:value-type="float">
            <text:p>1.75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float" office:value="0.709" calcext:value-type="float">
            <text:p>0.709</text:p>
          </table:table-cell>
          <table:table-cell office:value-type="float" office:value="1.37" calcext:value-type="float">
            <text:p>1.37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1.576" calcext:value-type="float">
            <text:p>1.576</text:p>
          </table:table-cell>
          <table:table-cell office:value-type="float" office:value="0.133" calcext:value-type="float">
            <text:p>0.133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492" calcext:value-type="float">
            <text:p>0.492</text:p>
          </table:table-cell>
          <table:table-cell office:value-type="float" office:value="1.749" calcext:value-type="float">
            <text:p>1.749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float" office:value="0.073" calcext:value-type="float">
            <text:p>0.073</text:p>
          </table:table-cell>
          <table:table-cell office:value-type="float" office:value="1.371" calcext:value-type="float">
            <text:p>1.371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1.603" calcext:value-type="float">
            <text:p>1.603</text:p>
          </table:table-cell>
          <table:table-cell office:value-type="float" office:value="0.183" calcext:value-type="float">
            <text:p>0.183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044" calcext:value-type="float">
            <text:p>0.044</text:p>
          </table:table-cell>
          <table:table-cell office:value-type="float" office:value="2.026" calcext:value-type="float">
            <text:p>2.026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float" office:value="0.617" calcext:value-type="float">
            <text:p>0.617</text:p>
          </table:table-cell>
          <table:table-cell office:value-type="float" office:value="1.349" calcext:value-type="float">
            <text:p>1.349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office:value-type="float" office:value="0.367" calcext:value-type="float">
            <text:p>0.367</text:p>
          </table:table-cell>
          <table:table-cell office:value-type="float" office:value="1.476" calcext:value-type="float">
            <text:p>1.476</text:p>
          </table:table-cell>
          <table:table-cell office:value-type="float" office:value="0.104" calcext:value-type="float">
            <text:p>0.104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368" calcext:value-type="float">
            <text:p>0.368</text:p>
          </table:table-cell>
          <table:table-cell office:value-type="float" office:value="1.813" calcext:value-type="float">
            <text:p>1.813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float" office:value="0.546" calcext:value-type="float">
            <text:p>0.546</text:p>
          </table:table-cell>
          <table:table-cell office:value-type="float" office:value="1.292" calcext:value-type="float">
            <text:p>1.29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1.581" calcext:value-type="float">
            <text:p>1.581</text:p>
          </table:table-cell>
          <table:table-cell office:value-type="float" office:value="0.129" calcext:value-type="float">
            <text:p>0.129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378" calcext:value-type="float">
            <text:p>0.378</text:p>
          </table:table-cell>
          <table:table-cell office:value-type="float" office:value="1.79" calcext:value-type="float">
            <text:p>1.79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float" office:value="0.516" calcext:value-type="float">
            <text:p>0.516</text:p>
          </table:table-cell>
          <table:table-cell office:value-type="float" office:value="1.3" calcext:value-type="float">
            <text:p>1.3</text:p>
          </table:table-cell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1.529" calcext:value-type="float">
            <text:p>1.529</text:p>
          </table:table-cell>
          <table:table-cell office:value-type="float" office:value="0.089" calcext:value-type="float">
            <text:p>0.089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299" calcext:value-type="float">
            <text:p>0.299</text:p>
          </table:table-cell>
          <table:table-cell office:value-type="float" office:value="1.837" calcext:value-type="float">
            <text:p>1.837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float" office:value="1.457" calcext:value-type="float">
            <text:p>1.457</text:p>
          </table:table-cell>
          <table:table-cell office:value-type="float" office:value="1.791" calcext:value-type="float">
            <text:p>1.791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929" calcext:value-type="float">
            <text:p>0.929</text:p>
          </table:table-cell>
          <table:table-cell office:value-type="float" office:value="1.519" calcext:value-type="float">
            <text:p>1.519</text:p>
          </table:table-cell>
          <table:table-cell office:value-type="float" office:value="0.138" calcext:value-type="float">
            <text:p>0.138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901" calcext:value-type="float">
            <text:p>0.901</text:p>
          </table:table-cell>
          <table:table-cell office:value-type="float" office:value="1.758" calcext:value-type="float">
            <text:p>1.758</text:p>
          </table:table-cell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float" office:value="0.562" calcext:value-type="float">
            <text:p>0.562</text:p>
          </table:table-cell>
          <table:table-cell office:value-type="float" office:value="1.344" calcext:value-type="float">
            <text:p>1.344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.346</text:p>
          </table:table-cell>
          <table:table-cell office:value-type="float" office:value="1.52" calcext:value-type="float">
            <text:p>1.52</text:p>
          </table:table-cell>
          <table:table-cell office:value-type="float" office:value="0.107" calcext:value-type="float">
            <text:p>0.107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449" calcext:value-type="float">
            <text:p>0.449</text:p>
          </table:table-cell>
          <table:table-cell office:value-type="float" office:value="1.817" calcext:value-type="float">
            <text:p>1.817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float" office:value="0.672" calcext:value-type="float">
            <text:p>0.672</text:p>
          </table:table-cell>
          <table:table-cell office:value-type="float" office:value="1.345" calcext:value-type="float">
            <text:p>1.345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office:value-type="float" office:value="0.302" calcext:value-type="float">
            <text:p>0.302</text:p>
          </table:table-cell>
          <table:table-cell office:value-type="float" office:value="1.532" calcext:value-type="float">
            <text:p>1.532</text:p>
          </table:table-cell>
          <table:table-cell office:value-type="float" office:value="0.122" calcext:value-type="float">
            <text:p>0.122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357" calcext:value-type="float">
            <text:p>0.357</text:p>
          </table:table-cell>
          <table:table-cell office:value-type="float" office:value="1.783" calcext:value-type="float">
            <text:p>1.783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float" office:value="0.897" calcext:value-type="float">
            <text:p>0.897</text:p>
          </table:table-cell>
          <table:table-cell office:value-type="float" office:value="1.415" calcext:value-type="float">
            <text:p>1.415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1.516" calcext:value-type="float">
            <text:p>1.516</text:p>
          </table:table-cell>
          <table:table-cell office:value-type="float" office:value="0.138" calcext:value-type="float">
            <text:p>0.138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.563" calcext:value-type="float">
            <text:p>0.563</text:p>
          </table:table-cell>
          <table:table-cell office:value-type="float" office:value="1.716" calcext:value-type="float">
            <text:p>1.716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float" office:value="1.915" calcext:value-type="float">
            <text:p>1.915</text:p>
          </table:table-cell>
          <table:table-cell office:value-type="float" office:value="2.149" calcext:value-type="float">
            <text:p>2.149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office:value-type="float" office:value="1.404" calcext:value-type="float">
            <text:p>1.404</text:p>
          </table:table-cell>
          <table:table-cell office:value-type="float" office:value="1.794" calcext:value-type="float">
            <text:p>1.794</text:p>
          </table:table-cell>
          <table:table-cell office:value-type="float" office:value="0.089" calcext:value-type="float">
            <text:p>0.089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.146" calcext:value-type="float">
            <text:p>1.146</text:p>
          </table:table-cell>
          <table:table-cell office:value-type="float" office:value="1.802" calcext:value-type="float">
            <text:p>1.802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float" office:value="1.961" calcext:value-type="float">
            <text:p>1.961</text:p>
          </table:table-cell>
          <table:table-cell office:value-type="float" office:value="2.149" calcext:value-type="float">
            <text:p>2.149</text:p>
          </table:table-cell>
          <table:table-cell office:value-type="float" office:value="0.081" calcext:value-type="float">
            <text:p>0.081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.792" calcext:value-type="float">
            <text:p>1.792</text:p>
          </table:table-cell>
          <table:table-cell office:value-type="float" office:value="0.164" calcext:value-type="float">
            <text:p>0.164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.182" calcext:value-type="float">
            <text:p>1.182</text:p>
          </table:table-cell>
          <table:table-cell office:value-type="float" office:value="1.917" calcext:value-type="float">
            <text:p>1.917</text:p>
          </table:table-cell>
          <table:table-cell office:value-type="float" office:value="0.148" calcext:value-type="float">
            <text:p>0.14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float" office:value="1.921" calcext:value-type="float">
            <text:p>1.921</text:p>
          </table:table-cell>
          <table:table-cell office:value-type="float" office:value="2.127" calcext:value-type="float">
            <text:p>2.127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1.405" calcext:value-type="float">
            <text:p>1.405</text:p>
          </table:table-cell>
          <table:table-cell office:value-type="float" office:value="1.789" calcext:value-type="float">
            <text:p>1.789</text:p>
          </table:table-cell>
          <table:table-cell office:value-type="float" office:value="0.125" calcext:value-type="float">
            <text:p>0.125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.15" calcext:value-type="float">
            <text:p>1.15</text:p>
          </table:table-cell>
          <table:table-cell office:value-type="float" office:value="1.759" calcext:value-type="float">
            <text:p>1.759</text:p>
          </table:table-cell>
          <table:table-cell office:value-type="float" office:value="0.148" calcext:value-type="float">
            <text:p>0.14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3" calcext:value-type="float">
            <text:p>1013</text:p>
          </table:table-cell>
          <table:table-cell office:value-type="float" office:value="1.914" calcext:value-type="float">
            <text:p>1.914</text:p>
          </table:table-cell>
          <table:table-cell office:value-type="float" office:value="2.153" calcext:value-type="float">
            <text:p>2.153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office:value-type="float" office:value="1.402" calcext:value-type="float">
            <text:p>1.402</text:p>
          </table:table-cell>
          <table:table-cell office:value-type="float" office:value="1.797" calcext:value-type="float">
            <text:p>1.797</text:p>
          </table:table-cell>
          <table:table-cell office:value-type="float" office:value="0.119" calcext:value-type="float">
            <text:p>0.119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.134" calcext:value-type="float">
            <text:p>1.134</text:p>
          </table:table-cell>
          <table:table-cell office:value-type="float" office:value="1.783" calcext:value-type="float">
            <text:p>1.783</text:p>
          </table:table-cell>
          <table:table-cell office:value-type="float" office:value="0.137" calcext:value-type="float">
            <text:p>0.13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float" office:value="1.861" calcext:value-type="float">
            <text:p>1.861</text:p>
          </table:table-cell>
          <table:table-cell office:value-type="float" office:value="2.098" calcext:value-type="float">
            <text:p>2.098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1.386" calcext:value-type="float">
            <text:p>1.386</text:p>
          </table:table-cell>
          <table:table-cell office:value-type="float" office:value="1.775" calcext:value-type="float">
            <text:p>1.775</text:p>
          </table:table-cell>
          <table:table-cell office:value-type="float" office:value="0.088" calcext:value-type="float">
            <text:p>0.088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.131" calcext:value-type="float">
            <text:p>1.131</text:p>
          </table:table-cell>
          <table:table-cell office:value-type="float" office:value="1.849" calcext:value-type="float">
            <text:p>1.849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float" office:value="0.773" calcext:value-type="float">
            <text:p>0.773</text:p>
          </table:table-cell>
          <table:table-cell office:value-type="float" office:value="1.354" calcext:value-type="float">
            <text:p>1.354</text:p>
          </table:table-cell>
          <table:table-cell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 office:value-type="float" office:value="0.534" calcext:value-type="float">
            <text:p>0.534</text:p>
          </table:table-cell>
          <table:table-cell office:value-type="float" office:value="1.471" calcext:value-type="float">
            <text:p>1.471</text:p>
          </table:table-cell>
          <table:table-cell office:value-type="float" office:value="0.112" calcext:value-type="float">
            <text:p>0.112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.458" calcext:value-type="float">
            <text:p>0.458</text:p>
          </table:table-cell>
          <table:table-cell office:value-type="float" office:value="1.733" calcext:value-type="float">
            <text:p>1.733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float" office:value="0.472" calcext:value-type="float">
            <text:p>0.472</text:p>
          </table:table-cell>
          <table:table-cell office:value-type="float" office:value="1.29" calcext:value-type="float">
            <text:p>1.29</text:p>
          </table:table-cell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office:value-type="float" office:value="1.419" calcext:value-type="float">
            <text:p>1.419</text:p>
          </table:table-cell>
          <table:table-cell office:value-type="float" office:value="0.099" calcext:value-type="float">
            <text:p>0.099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.33" calcext:value-type="float">
            <text:p>0.33</text:p>
          </table:table-cell>
          <table:table-cell office:value-type="float" office:value="1.826" calcext:value-type="float">
            <text:p>1.826</text:p>
          </table:table-cell>
          <table:table-cell office:value-type="float" office:value="0.127" calcext:value-type="float">
            <text:p>0.12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float" office:value="0.277" calcext:value-type="float">
            <text:p>0.277</text:p>
          </table:table-cell>
          <table:table-cell office:value-type="float" office:value="1.302" calcext:value-type="float">
            <text:p>1.302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office:value-type="float" office:value="0.238" calcext:value-type="float">
            <text:p>0.238</text:p>
          </table:table-cell>
          <table:table-cell office:value-type="float" office:value="1.541" calcext:value-type="float">
            <text:p>1.541</text:p>
          </table:table-cell>
          <table:table-cell office:value-type="float" office:value="0.166" calcext:value-type="float">
            <text:p>0.16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.14" calcext:value-type="float">
            <text:p>0.14</text:p>
          </table:table-cell>
          <table:table-cell office:value-type="float" office:value="1.983" calcext:value-type="float">
            <text:p>1.983</text:p>
          </table:table-cell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float" office:value="0.238" calcext:value-type="float">
            <text:p>0.238</text:p>
          </table:table-cell>
          <table:table-cell office:value-type="float" office:value="1.399" calcext:value-type="float">
            <text:p>1.399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.178" calcext:value-type="float">
            <text:p>0.178</text:p>
          </table:table-cell>
          <table:table-cell office:value-type="float" office:value="1.554" calcext:value-type="float">
            <text:p>1.554</text:p>
          </table:table-cell>
          <table:table-cell office:value-type="float" office:value="0.113" calcext:value-type="float">
            <text:p>0.113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.125" calcext:value-type="float">
            <text:p>0.125</text:p>
          </table:table-cell>
          <table:table-cell office:value-type="float" office:value="2.063" calcext:value-type="float">
            <text:p>2.063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4" office:value-type="float" office:value="1019" calcext:value-type="float">
            <text:p>1019</text:p>
          </table:table-cell>
          <table:table-cell table:style-name="ce9" office:value-type="float" office:value="0.364" calcext:value-type="float">
            <text:p>0.364</text:p>
          </table:table-cell>
          <table:table-cell table:style-name="ce13" office:value-type="float" office:value="1.417" calcext:value-type="float">
            <text:p>1.417</text:p>
          </table:table-cell>
          <table:table-cell table:style-name="ce13" office:value-type="float" office:value="0.168" calcext:value-type="float">
            <text:p>0.168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.268" calcext:value-type="float">
            <text:p>0.268</text:p>
          </table:table-cell>
          <table:table-cell table:style-name="ce13" office:value-type="float" office:value="1.554" calcext:value-type="float">
            <text:p>1.554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.141" calcext:value-type="float">
            <text:p>0.141</text:p>
          </table:table-cell>
          <table:table-cell table:style-name="ce13" office:value-type="float" office:value="1.973" calcext:value-type="float">
            <text:p>1.973</text:p>
          </table:table-cell>
          <table:table-cell table:style-name="ce13" office:value-type="float" office:value="0.155" calcext:value-type="float">
            <text:p>0.155</text:p>
          </table:table-cell>
          <table:table-cell table:style-name="ce2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text-style style:name="N122">
      <number:text-content/>
      <number:text>x-x-x-x</number:text>
    </number:text-style>
    <number:number-style style:name="N123">
      <number:number number:decimal-places="3" loext:min-decimal-places="3" number:min-integer-digits="1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1" loext:min-decimal-places="1" number:min-integer-digits="1" number:display-factor="1000000"/>
      <number:text> Million</number:text>
    </number:number-style>
    <number:number-style style:name="N126">
      <number:number number:decimal-places="3" loext:min-decimal-places="3" number:min-integer-digits="0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9:12:04.109765621</meta:creation-date>
    <dc:date>2018-12-20T19:13:00.340654896</dc:date>
    <meta:editing-duration>PT56S</meta:editing-duration>
    <meta:editing-cycles>1</meta:editing-cycles>
    <meta:document-statistic meta:table-count="1" meta:cell-count="552" meta:object-count="0"/>
    <meta:generator>LibreOffice/5.1.6.2$Linux_X86_64 LibreOffice_project/10m0$Build-2</meta:generator>
  </office:meta>
</office:document-meta>
</file>